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5" calcext:value-type="float">
            <text:p><text:s text:c="3"/>142,565</text:p>
          </table:table-cell>
          <table:table-cell table:style-name="ce37" office:value-type="float" office:value="9153985" calcext:value-type="float">
            <text:p><text:s text:c="3"/>9,153,985</text:p>
          </table:table-cell>
          <table:table-cell table:style-name="ce37" office:value-type="float" office:value="23361084" calcext:value-type="float">
            <text:p><text:s text:c="3"/>23,361,084</text:p>
          </table:table-cell>
          <table:table-cell table:style-name="ce37" office:value-type="float" office:value="11536859" calcext:value-type="float">
            <text:p><text:s text:c="3"/>11,536,859</text:p>
          </table:table-cell>
          <table:table-cell table:style-name="ce37" office:value-type="float" office:value="11824225" calcext:value-type="float">
            <text:p><text:s text:c="3"/>11,824,225</text:p>
          </table:table-cell>
          <table:table-cell table:style-name="ce54" office:value-type="float" office:value="97.57" calcext:value-type="float">
            <text:p>97.57</text:p>
          </table:table-cell>
          <table:table-cell table:style-name="ce54" office:value-type="float" office:value="645.39" calcext:value-type="float">
            <text:p>645.39</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167221" calcext:value-type="float">
            <text:p><text:s text:c="3"/>9,167,221</text:p>
          </table:table-cell>
          <table:table-cell table:style-name="ce37" office:value-type="float" office:value="23373283" calcext:value-type="float">
            <text:p><text:s text:c="3"/>23,373,283</text:p>
          </table:table-cell>
          <table:table-cell table:style-name="ce37" office:value-type="float" office:value="11540567" calcext:value-type="float">
            <text:p><text:s text:c="3"/>11,540,567</text:p>
          </table:table-cell>
          <table:table-cell table:style-name="ce37" office:value-type="float" office:value="11832716" calcext:value-type="float">
            <text:p><text:s text:c="3"/>11,832,716</text:p>
          </table:table-cell>
          <table:table-cell table:style-name="ce54" office:value-type="float" office:value="97.53" calcext:value-type="float">
            <text:p>97.53</text:p>
          </table:table-cell>
          <table:table-cell table:style-name="ce54" office:value-type="float" office:value="645.72" calcext:value-type="float">
            <text:p>645.72</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32" calcext:value-type="float">
            <text:p><text:s text:c="3"/>142,532</text:p>
          </table:table-cell>
          <table:table-cell table:style-name="ce37" office:value-type="float" office:value="9180345" calcext:value-type="float">
            <text:p><text:s text:c="3"/>9,180,345</text:p>
          </table:table-cell>
          <table:table-cell table:style-name="ce37" office:value-type="float" office:value="23392423" calcext:value-type="float">
            <text:p><text:s text:c="3"/>23,392,423</text:p>
          </table:table-cell>
          <table:table-cell table:style-name="ce37" office:value-type="float" office:value="11548206" calcext:value-type="float">
            <text:p><text:s text:c="3"/>11,548,206</text:p>
          </table:table-cell>
          <table:table-cell table:style-name="ce37" office:value-type="float" office:value="11844217" calcext:value-type="float">
            <text:p><text:s text:c="3"/>11,844,217</text:p>
          </table:table-cell>
          <table:table-cell table:style-name="ce54" office:value-type="float" office:value="97.5" calcext:value-type="float">
            <text:p>97.50</text:p>
          </table:table-cell>
          <table:table-cell table:style-name="ce54" office:value-type="float" office:value="646.25" calcext:value-type="float">
            <text:p>646.25</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0491004103391436" calcext:value-type="float">
            <text:p>–0.00</text:p>
          </table:table-cell>
          <table:table-cell table:style-name="ce25" office:value-type="float" office:value="1.54899751310495" calcext:value-type="float">
            <text:p>1.55</text:p>
          </table:table-cell>
          <table:table-cell table:style-name="ce25" office:value-type="float" office:value="0.224835457121767" calcext:value-type="float">
            <text:p>0.22</text:p>
          </table:table-cell>
          <table:table-cell table:style-name="ce25" office:value-type="float" office:value="0.0479766633188461" calcext:value-type="float">
            <text:p>0.05</text:p>
          </table:table-cell>
          <table:table-cell table:style-name="ce25" office:value-type="float" office:value="0.397396023840886" calcext:value-type="float">
            <text:p>0.40</text:p>
          </table:table-cell>
          <table:table-cell table:style-name="ce25" office:value-type="float" office:value="-0.348467766731566" calcext:value-type="float">
            <text:p>–0.35</text:p>
          </table:table-cell>
          <table:table-cell table:style-name="ce25" office:value-type="float" office:value="0.223120903639668" calcext:value-type="float">
            <text:p>0.22</text:p>
          </table:table-cell>
          <table:table-cell table:style-name="ce25" office:value-type="float" office:value="-1.17647058823529" calcext:value-type="float">
            <text:p>–1.18</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210445091368244" calcext:value-type="float">
            <text:p>0.00</text:p>
          </table:table-cell>
          <table:table-cell table:style-name="ce26" office:value-type="float" office:value="0.179326963490151" calcext:value-type="float">
            <text:p>0.18</text:p>
          </table:table-cell>
          <table:table-cell table:style-name="ce26" office:value-type="float" office:value="-0.00637195655794765" calcext:value-type="float">
            <text:p>–0.01</text:p>
          </table:table-cell>
          <table:table-cell table:style-name="ce26" office:value-type="float" office:value="-0.018528250558078" calcext:value-type="float">
            <text:p>–0.02</text:p>
          </table:table-cell>
          <table:table-cell table:style-name="ce26" office:value-type="float" office:value="0.0054504557364446" calcext:value-type="float">
            <text:p>0.01</text:p>
          </table:table-cell>
          <table:table-cell table:style-name="ce26" office:value-type="float" office:value="-0.0205655526992247" calcext:value-type="float">
            <text:p>–0.02</text:p>
          </table:table-cell>
          <table:table-cell table:style-name="ce26" office:value-type="float" office:value="-0.00618362267533873" calcext:value-type="float">
            <text:p>–0.01</text:p>
          </table:table-cell>
          <table:table-cell table:style-name="ce26" office:value-type="float" office:value="0" calcext:value-type="float">
            <text:p>—</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5 月 底" calcext:value-type="string">
            <text:p><text:s/>中 華 民 國 <text:s/>113 年 5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58" calcext:value-type="float">
            <text:p><text:s text:c="3"/>142,558</text:p>
          </table:table-cell>
          <table:table-cell table:style-name="ce36" office:value-type="float" office:value="9295780" calcext:value-type="float">
            <text:p><text:s text:c="3"/>9,295,780</text:p>
          </table:table-cell>
          <table:table-cell table:style-name="ce36" office:value-type="float" office:value="23413608" calcext:value-type="float">
            <text:p><text:s text:c="3"/>23,413,608</text:p>
          </table:table-cell>
          <table:table-cell table:style-name="ce36" office:value-type="float" office:value="11542394" calcext:value-type="float">
            <text:p><text:s text:c="3"/>11,542,394</text:p>
          </table:table-cell>
          <table:table-cell table:style-name="ce36" office:value-type="float" office:value="11871214" calcext:value-type="float">
            <text:p><text:s text:c="3"/>11,871,214</text:p>
          </table:table-cell>
          <table:table-cell table:style-name="ce53" office:value-type="float" office:value="97.23" calcext:value-type="float">
            <text:p>97.23</text:p>
          </table:table-cell>
          <table:table-cell table:style-name="ce53" office:value-type="float" office:value="646.83" calcext:value-type="float">
            <text:p>646.83</text:p>
          </table:table-cell>
          <table:table-cell table:style-name="ce64" office:value-type="float" office:value="2.52" calcext:value-type="float">
            <text:p>2.52</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683395" calcext:value-type="float">
            <text:p><text:s text:c="3"/>1,683,395</text:p>
          </table:table-cell>
          <table:table-cell table:style-name="ce36" office:value-type="float" office:value="4043236" calcext:value-type="float">
            <text:p><text:s text:c="3"/>4,043,236</text:p>
          </table:table-cell>
          <table:table-cell table:style-name="ce36" office:value-type="float" office:value="1965376" calcext:value-type="float">
            <text:p><text:s text:c="3"/>1,965,376</text:p>
          </table:table-cell>
          <table:table-cell table:style-name="ce36" office:value-type="float" office:value="2077860" calcext:value-type="float">
            <text:p><text:s text:c="3"/>2,077,860</text:p>
          </table:table-cell>
          <table:table-cell table:style-name="ce53" office:value-type="float" office:value="94.59" calcext:value-type="float">
            <text:p>94.59</text:p>
          </table:table-cell>
          <table:table-cell table:style-name="ce53" office:value-type="float" office:value="1969.84" calcext:value-type="float">
            <text:p>1,969.84</text:p>
          </table:table-cell>
          <table:table-cell table:style-name="ce64" office:value-type="float" office:value="2.4" calcext:value-type="float">
            <text:p>2.40</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5" calcext:value-type="float">
            <text:p><text:s text:c="3"/>9,575</text:p>
          </table:table-cell>
          <table:table-cell table:style-name="ce36" office:value-type="float" office:value="1066580" calcext:value-type="float">
            <text:p><text:s text:c="3"/>1,066,580</text:p>
          </table:table-cell>
          <table:table-cell table:style-name="ce36" office:value-type="float" office:value="2507673" calcext:value-type="float">
            <text:p><text:s text:c="3"/>2,507,673</text:p>
          </table:table-cell>
          <table:table-cell table:style-name="ce36" office:value-type="float" office:value="1183803" calcext:value-type="float">
            <text:p><text:s text:c="3"/>1,183,803</text:p>
          </table:table-cell>
          <table:table-cell table:style-name="ce36" office:value-type="float" office:value="1323870" calcext:value-type="float">
            <text:p><text:s text:c="3"/>1,323,870</text:p>
          </table:table-cell>
          <table:table-cell table:style-name="ce53" office:value-type="float" office:value="89.42" calcext:value-type="float">
            <text:p>89.42</text:p>
          </table:table-cell>
          <table:table-cell table:style-name="ce53" office:value-type="float" office:value="9226.18" calcext:value-type="float">
            <text:p>9,226.18</text:p>
          </table:table-cell>
          <table:table-cell table:style-name="ce64" office:value-type="float" office:value="2.35" calcext:value-type="float">
            <text:p>2.35</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74" calcext:value-type="float">
            <text:p><text:s text:c="3"/>11,974</text:p>
          </table:table-cell>
          <table:table-cell table:style-name="ce36" office:value-type="float" office:value="913145" calcext:value-type="float">
            <text:p><text:s text:c="3"/>913,145</text:p>
          </table:table-cell>
          <table:table-cell table:style-name="ce36" office:value-type="float" office:value="2324804" calcext:value-type="float">
            <text:p><text:s text:c="3"/>2,324,804</text:p>
          </table:table-cell>
          <table:table-cell table:style-name="ce36" office:value-type="float" office:value="1145744" calcext:value-type="float">
            <text:p><text:s text:c="3"/>1,145,744</text:p>
          </table:table-cell>
          <table:table-cell table:style-name="ce36" office:value-type="float" office:value="1179060" calcext:value-type="float">
            <text:p><text:s text:c="3"/>1,179,060</text:p>
          </table:table-cell>
          <table:table-cell table:style-name="ce53" office:value-type="float" office:value="97.17" calcext:value-type="float">
            <text:p>97.17</text:p>
          </table:table-cell>
          <table:table-cell table:style-name="ce53" office:value-type="float" office:value="1904.09" calcext:value-type="float">
            <text:p>1,904.09</text:p>
          </table:table-cell>
          <table:table-cell table:style-name="ce64" office:value-type="float" office:value="2.55" calcext:value-type="float">
            <text:p>2.55</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70157" calcext:value-type="float">
            <text:p><text:s text:c="3"/>1,070,157</text:p>
          </table:table-cell>
          <table:table-cell table:style-name="ce36" office:value-type="float" office:value="2851309" calcext:value-type="float">
            <text:p><text:s text:c="3"/>2,851,309</text:p>
          </table:table-cell>
          <table:table-cell table:style-name="ce36" office:value-type="float" office:value="1393436" calcext:value-type="float">
            <text:p><text:s text:c="3"/>1,393,436</text:p>
          </table:table-cell>
          <table:table-cell table:style-name="ce36" office:value-type="float" office:value="1457873" calcext:value-type="float">
            <text:p><text:s text:c="3"/>1,457,873</text:p>
          </table:table-cell>
          <table:table-cell table:style-name="ce53" office:value-type="float" office:value="95.58" calcext:value-type="float">
            <text:p>95.58</text:p>
          </table:table-cell>
          <table:table-cell table:style-name="ce53" office:value-type="float" office:value="1287.33" calcext:value-type="float">
            <text:p>1,287.33</text:p>
          </table:table-cell>
          <table:table-cell table:style-name="ce64" office:value-type="float" office:value="2.66" calcext:value-type="float">
            <text:p>2.66</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1364" calcext:value-type="float">
            <text:p><text:s text:c="3"/>731,364</text:p>
          </table:table-cell>
          <table:table-cell table:style-name="ce36" office:value-type="float" office:value="1859687" calcext:value-type="float">
            <text:p><text:s text:c="3"/>1,859,687</text:p>
          </table:table-cell>
          <table:table-cell table:style-name="ce36" office:value-type="float" office:value="922607" calcext:value-type="float">
            <text:p><text:s text:c="3"/>922,607</text:p>
          </table:table-cell>
          <table:table-cell table:style-name="ce36" office:value-type="float" office:value="937080" calcext:value-type="float">
            <text:p><text:s text:c="3"/>937,080</text:p>
          </table:table-cell>
          <table:table-cell table:style-name="ce53" office:value-type="float" office:value="98.46" calcext:value-type="float">
            <text:p>98.46</text:p>
          </table:table-cell>
          <table:table-cell table:style-name="ce53" office:value-type="float" office:value="848.53" calcext:value-type="float">
            <text:p>848.53</text:p>
          </table:table-cell>
          <table:table-cell table:style-name="ce64" office:value-type="float" office:value="2.54" calcext:value-type="float">
            <text:p>2.54</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55738" calcext:value-type="float">
            <text:p><text:s text:c="3"/>1,155,738</text:p>
          </table:table-cell>
          <table:table-cell table:style-name="ce36" office:value-type="float" office:value="2735308" calcext:value-type="float">
            <text:p><text:s text:c="3"/>2,735,308</text:p>
          </table:table-cell>
          <table:table-cell table:style-name="ce36" office:value-type="float" office:value="1340666" calcext:value-type="float">
            <text:p><text:s text:c="3"/>1,340,666</text:p>
          </table:table-cell>
          <table:table-cell table:style-name="ce36" office:value-type="float" office:value="1394642" calcext:value-type="float">
            <text:p><text:s text:c="3"/>1,394,642</text:p>
          </table:table-cell>
          <table:table-cell table:style-name="ce53" office:value-type="float" office:value="96.13" calcext:value-type="float">
            <text:p>96.13</text:p>
          </table:table-cell>
          <table:table-cell table:style-name="ce53" office:value-type="float" office:value="926.56" calcext:value-type="float">
            <text:p>926.56</text:p>
          </table:table-cell>
          <table:table-cell table:style-name="ce64" office:value-type="float" office:value="2.37" calcext:value-type="float">
            <text:p>2.37</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3" calcext:value-type="float">
            <text:p><text:s text:c="3"/>58,523</text:p>
          </table:table-cell>
          <table:table-cell table:style-name="ce36" office:value-type="float" office:value="2627633" calcext:value-type="float">
            <text:p><text:s text:c="3"/>2,627,633</text:p>
          </table:table-cell>
          <table:table-cell table:style-name="ce36" office:value-type="float" office:value="6933688" calcext:value-type="float">
            <text:p><text:s text:c="3"/>6,933,688</text:p>
          </table:table-cell>
          <table:table-cell table:style-name="ce36" office:value-type="float" office:value="3511286" calcext:value-type="float">
            <text:p><text:s text:c="3"/>3,511,286</text:p>
          </table:table-cell>
          <table:table-cell table:style-name="ce36" office:value-type="float" office:value="3422402" calcext:value-type="float">
            <text:p><text:s text:c="3"/>3,422,402</text:p>
          </table:table-cell>
          <table:table-cell table:style-name="ce53" office:value-type="float" office:value="102.6" calcext:value-type="float">
            <text:p>102.60</text:p>
          </table:table-cell>
          <table:table-cell table:style-name="ce53" office:value-type="float" office:value="276.13" calcext:value-type="float">
            <text:p>276.13</text:p>
          </table:table-cell>
          <table:table-cell table:style-name="ce64" office:value-type="float" office:value="2.64" calcext:value-type="float">
            <text:p>2.64</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79626" calcext:value-type="float">
            <text:p><text:s text:c="3"/>179,626</text:p>
          </table:table-cell>
          <table:table-cell table:style-name="ce37" office:value-type="float" office:value="449500" calcext:value-type="float">
            <text:p><text:s text:c="3"/>449,500</text:p>
          </table:table-cell>
          <table:table-cell table:style-name="ce37" office:value-type="float" office:value="225494" calcext:value-type="float">
            <text:p><text:s text:c="3"/>225,494</text:p>
          </table:table-cell>
          <table:table-cell table:style-name="ce37" office:value-type="float" office:value="224006" calcext:value-type="float">
            <text:p><text:s text:c="3"/>224,006</text:p>
          </table:table-cell>
          <table:table-cell table:style-name="ce54" office:value-type="float" office:value="100.66" calcext:value-type="float">
            <text:p>100.66</text:p>
          </table:table-cell>
          <table:table-cell table:style-name="ce54" office:value-type="float" office:value="209.69" calcext:value-type="float">
            <text:p>209.69</text:p>
          </table:table-cell>
          <table:table-cell table:style-name="ce65" office:value-type="float" office:value="2.5" calcext:value-type="float">
            <text:p>2.50</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3215" calcext:value-type="float">
            <text:p><text:s text:c="3"/>223,215</text:p>
          </table:table-cell>
          <table:table-cell table:style-name="ce37" office:value-type="float" office:value="591334" calcext:value-type="float">
            <text:p><text:s text:c="3"/>591,334</text:p>
          </table:table-cell>
          <table:table-cell table:style-name="ce37" office:value-type="float" office:value="300951" calcext:value-type="float">
            <text:p><text:s text:c="3"/>300,951</text:p>
          </table:table-cell>
          <table:table-cell table:style-name="ce37" office:value-type="float" office:value="290383" calcext:value-type="float">
            <text:p><text:s text:c="3"/>290,383</text:p>
          </table:table-cell>
          <table:table-cell table:style-name="ce54" office:value-type="float" office:value="103.64" calcext:value-type="float">
            <text:p>103.64</text:p>
          </table:table-cell>
          <table:table-cell table:style-name="ce54" office:value-type="float" office:value="414.23" calcext:value-type="float">
            <text:p>414.23</text:p>
          </table:table-cell>
          <table:table-cell table:style-name="ce65" office:value-type="float" office:value="2.65" calcext:value-type="float">
            <text:p>2.65</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0" calcext:value-type="float">
            <text:p><text:s text:c="3"/>4,700</text:p>
          </table:table-cell>
          <table:table-cell table:style-name="ce37" office:value-type="float" office:value="200769" calcext:value-type="float">
            <text:p><text:s text:c="3"/>200,769</text:p>
          </table:table-cell>
          <table:table-cell table:style-name="ce37" office:value-type="float" office:value="533744" calcext:value-type="float">
            <text:p><text:s text:c="3"/>533,744</text:p>
          </table:table-cell>
          <table:table-cell table:style-name="ce37" office:value-type="float" office:value="274407" calcext:value-type="float">
            <text:p><text:s text:c="3"/>274,407</text:p>
          </table:table-cell>
          <table:table-cell table:style-name="ce37" office:value-type="float" office:value="259337" calcext:value-type="float">
            <text:p><text:s text:c="3"/>259,337</text:p>
          </table:table-cell>
          <table:table-cell table:style-name="ce54" office:value-type="float" office:value="105.81" calcext:value-type="float">
            <text:p>105.81</text:p>
          </table:table-cell>
          <table:table-cell table:style-name="ce54" office:value-type="float" office:value="293.22" calcext:value-type="float">
            <text:p>293.22</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7707" calcext:value-type="float">
            <text:p><text:s text:c="3"/>407,707</text:p>
          </table:table-cell>
          <table:table-cell table:style-name="ce37" office:value-type="float" office:value="1233060" calcext:value-type="float">
            <text:p><text:s text:c="3"/>1,233,060</text:p>
          </table:table-cell>
          <table:table-cell table:style-name="ce37" office:value-type="float" office:value="625185" calcext:value-type="float">
            <text:p><text:s text:c="3"/>625,185</text:p>
          </table:table-cell>
          <table:table-cell table:style-name="ce37" office:value-type="float" office:value="607875" calcext:value-type="float">
            <text:p><text:s text:c="3"/>607,875</text:p>
          </table:table-cell>
          <table:table-cell table:style-name="ce54" office:value-type="float" office:value="102.85" calcext:value-type="float">
            <text:p>102.85</text:p>
          </table:table-cell>
          <table:table-cell table:style-name="ce54" office:value-type="float" office:value="1147.68" calcext:value-type="float">
            <text:p>1,147.68</text:p>
          </table:table-cell>
          <table:table-cell table:style-name="ce65" office:value-type="float" office:value="3.02" calcext:value-type="float">
            <text:p>3.02</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1094" calcext:value-type="float">
            <text:p><text:s text:c="3"/>181,094</text:p>
          </table:table-cell>
          <table:table-cell table:style-name="ce37" office:value-type="float" office:value="475203" calcext:value-type="float">
            <text:p><text:s text:c="3"/>475,203</text:p>
          </table:table-cell>
          <table:table-cell table:style-name="ce37" office:value-type="float" office:value="241908" calcext:value-type="float">
            <text:p><text:s text:c="3"/>241,908</text:p>
          </table:table-cell>
          <table:table-cell table:style-name="ce37" office:value-type="float" office:value="233295" calcext:value-type="float">
            <text:p><text:s text:c="3"/>233,295</text:p>
          </table:table-cell>
          <table:table-cell table:style-name="ce54" office:value-type="float" office:value="103.69" calcext:value-type="float">
            <text:p>103.69</text:p>
          </table:table-cell>
          <table:table-cell table:style-name="ce54" office:value-type="float" office:value="115.72" calcext:value-type="float">
            <text:p>115.72</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0" calcext:value-type="float">
            <text:p><text:s text:c="3"/>6,510</text:p>
          </table:table-cell>
          <table:table-cell table:style-name="ce37" office:value-type="float" office:value="247914" calcext:value-type="float">
            <text:p><text:s text:c="3"/>247,914</text:p>
          </table:table-cell>
          <table:table-cell table:style-name="ce37" office:value-type="float" office:value="659556" calcext:value-type="float">
            <text:p><text:s text:c="3"/>659,556</text:p>
          </table:table-cell>
          <table:table-cell table:style-name="ce37" office:value-type="float" office:value="339422" calcext:value-type="float">
            <text:p><text:s text:c="3"/>339,422</text:p>
          </table:table-cell>
          <table:table-cell table:style-name="ce37" office:value-type="float" office:value="320134" calcext:value-type="float">
            <text:p><text:s text:c="3"/>320,134</text:p>
          </table:table-cell>
          <table:table-cell table:style-name="ce54" office:value-type="float" office:value="106.02" calcext:value-type="float">
            <text:p>106.02</text:p>
          </table:table-cell>
          <table:table-cell table:style-name="ce54" office:value-type="float" office:value="510.95" calcext:value-type="float">
            <text:p>510.95</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0" calcext:value-type="float">
            <text:p><text:s text:c="3"/>5,370</text:p>
          </table:table-cell>
          <table:table-cell table:style-name="ce37" office:value-type="float" office:value="186739" calcext:value-type="float">
            <text:p><text:s text:c="3"/>186,739</text:p>
          </table:table-cell>
          <table:table-cell table:style-name="ce37" office:value-type="float" office:value="482055" calcext:value-type="float">
            <text:p><text:s text:c="3"/>482,055</text:p>
          </table:table-cell>
          <table:table-cell table:style-name="ce37" office:value-type="float" office:value="249517" calcext:value-type="float">
            <text:p><text:s text:c="3"/>249,517</text:p>
          </table:table-cell>
          <table:table-cell table:style-name="ce37" office:value-type="float" office:value="232538" calcext:value-type="float">
            <text:p><text:s text:c="3"/>232,538</text:p>
          </table:table-cell>
          <table:table-cell table:style-name="ce54" office:value-type="float" office:value="107.3" calcext:value-type="float">
            <text:p>107.30</text:p>
          </table:table-cell>
          <table:table-cell table:style-name="ce54" office:value-type="float" office:value="253.23" calcext:value-type="float">
            <text:p>253.23</text:p>
          </table:table-cell>
          <table:table-cell table:style-name="ce65" office:value-type="float" office:value="2.58" calcext:value-type="float">
            <text:p>2.58</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8842" calcext:value-type="float">
            <text:p><text:s text:c="3"/>298,842</text:p>
          </table:table-cell>
          <table:table-cell table:style-name="ce37" office:value-type="float" office:value="792383" calcext:value-type="float">
            <text:p><text:s text:c="3"/>792,383</text:p>
          </table:table-cell>
          <table:table-cell table:style-name="ce37" office:value-type="float" office:value="401206" calcext:value-type="float">
            <text:p><text:s text:c="3"/>401,206</text:p>
          </table:table-cell>
          <table:table-cell table:style-name="ce37" office:value-type="float" office:value="391177" calcext:value-type="float">
            <text:p><text:s text:c="3"/>391,177</text:p>
          </table:table-cell>
          <table:table-cell table:style-name="ce54" office:value-type="float" office:value="102.56" calcext:value-type="float">
            <text:p>102.56</text:p>
          </table:table-cell>
          <table:table-cell table:style-name="ce54" office:value-type="float" office:value="285.48" calcext:value-type="float">
            <text:p>285.48</text:p>
          </table:table-cell>
          <table:table-cell table:style-name="ce65" office:value-type="float" office:value="2.65" calcext:value-type="float">
            <text:p>2.65</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4881" calcext:value-type="float">
            <text:p><text:s text:c="3"/>84,881</text:p>
          </table:table-cell>
          <table:table-cell table:style-name="ce37" office:value-type="float" office:value="210898" calcext:value-type="float">
            <text:p><text:s text:c="3"/>210,898</text:p>
          </table:table-cell>
          <table:table-cell table:style-name="ce37" office:value-type="float" office:value="107525" calcext:value-type="float">
            <text:p><text:s text:c="3"/>107,525</text:p>
          </table:table-cell>
          <table:table-cell table:style-name="ce37" office:value-type="float" office:value="103373" calcext:value-type="float">
            <text:p><text:s text:c="3"/>103,373</text:p>
          </table:table-cell>
          <table:table-cell table:style-name="ce54" office:value-type="float" office:value="104.02" calcext:value-type="float">
            <text:p>104.02</text:p>
          </table:table-cell>
          <table:table-cell table:style-name="ce54" office:value-type="float" office:value="60" calcext:value-type="float">
            <text:p>60.00</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4" calcext:value-type="float">
            <text:p><text:s text:c="3"/>3,624</text:p>
          </table:table-cell>
          <table:table-cell table:style-name="ce37" office:value-type="float" office:value="129128" calcext:value-type="float">
            <text:p><text:s text:c="3"/>129,128</text:p>
          </table:table-cell>
          <table:table-cell table:style-name="ce37" office:value-type="float" office:value="316219" calcext:value-type="float">
            <text:p><text:s text:c="3"/>316,219</text:p>
          </table:table-cell>
          <table:table-cell table:style-name="ce37" office:value-type="float" office:value="158836" calcext:value-type="float">
            <text:p><text:s text:c="3"/>158,836</text:p>
          </table:table-cell>
          <table:table-cell table:style-name="ce37" office:value-type="float" office:value="157383" calcext:value-type="float">
            <text:p><text:s text:c="3"/>157,383</text:p>
          </table:table-cell>
          <table:table-cell table:style-name="ce54" office:value-type="float" office:value="100.92" calcext:value-type="float">
            <text:p>100.92</text:p>
          </table:table-cell>
          <table:table-cell table:style-name="ce54" office:value-type="float" office:value="68.32" calcext:value-type="float">
            <text:p>68.32</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445" calcext:value-type="float">
            <text:p><text:s text:c="3"/>43,445</text:p>
          </table:table-cell>
          <table:table-cell table:style-name="ce37" office:value-type="float" office:value="107811" calcext:value-type="float">
            <text:p><text:s text:c="3"/>107,811</text:p>
          </table:table-cell>
          <table:table-cell table:style-name="ce37" office:value-type="float" office:value="55235" calcext:value-type="float">
            <text:p><text:s text:c="3"/>55,235</text:p>
          </table:table-cell>
          <table:table-cell table:style-name="ce37" office:value-type="float" office:value="52576" calcext:value-type="float">
            <text:p><text:s text:c="3"/>52,576</text:p>
          </table:table-cell>
          <table:table-cell table:style-name="ce54" office:value-type="float" office:value="105.06" calcext:value-type="float">
            <text:p>105.06</text:p>
          </table:table-cell>
          <table:table-cell table:style-name="ce54" office:value-type="float" office:value="849.81" calcext:value-type="float">
            <text:p>849.81</text:p>
          </table:table-cell>
          <table:table-cell table:style-name="ce65" office:value-type="float" office:value="2.48" calcext:value-type="float">
            <text:p>2.48</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7" calcext:value-type="float">
            <text:p><text:s text:c="3"/>3,327</text:p>
          </table:table-cell>
          <table:table-cell table:style-name="ce37" office:value-type="float" office:value="160018" calcext:value-type="float">
            <text:p><text:s text:c="3"/>160,018</text:p>
          </table:table-cell>
          <table:table-cell table:style-name="ce37" office:value-type="float" office:value="361735" calcext:value-type="float">
            <text:p><text:s text:c="3"/>361,735</text:p>
          </table:table-cell>
          <table:table-cell table:style-name="ce37" office:value-type="float" office:value="179691" calcext:value-type="float">
            <text:p><text:s text:c="3"/>179,691</text:p>
          </table:table-cell>
          <table:table-cell table:style-name="ce37" office:value-type="float" office:value="182044" calcext:value-type="float">
            <text:p><text:s text:c="3"/>182,044</text:p>
          </table:table-cell>
          <table:table-cell table:style-name="ce54" office:value-type="float" office:value="98.71" calcext:value-type="float">
            <text:p>98.71</text:p>
          </table:table-cell>
          <table:table-cell table:style-name="ce54" office:value-type="float" office:value="2724.75" calcext:value-type="float">
            <text:p>2,724.75</text:p>
          </table:table-cell>
          <table:table-cell table:style-name="ce65" office:value-type="float" office:value="2.26" calcext:value-type="float">
            <text:p>2.26</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0602" calcext:value-type="float">
            <text:p><text:s text:c="3"/>180,602</text:p>
          </table:table-cell>
          <table:table-cell table:style-name="ce37" office:value-type="float" office:value="457040" calcext:value-type="float">
            <text:p><text:s text:c="3"/>457,040</text:p>
          </table:table-cell>
          <table:table-cell table:style-name="ce37" office:value-type="float" office:value="225552" calcext:value-type="float">
            <text:p><text:s text:c="3"/>225,552</text:p>
          </table:table-cell>
          <table:table-cell table:style-name="ce37" office:value-type="float" office:value="231488" calcext:value-type="float">
            <text:p><text:s text:c="3"/>231,488</text:p>
          </table:table-cell>
          <table:table-cell table:style-name="ce54" office:value-type="float" office:value="97.44" calcext:value-type="float">
            <text:p>97.44</text:p>
          </table:table-cell>
          <table:table-cell table:style-name="ce54" office:value-type="float" office:value="4388.18" calcext:value-type="float">
            <text:p>4,388.18</text:p>
          </table:table-cell>
          <table:table-cell table:style-name="ce65" office:value-type="float" office:value="2.53" calcext:value-type="float">
            <text:p>2.53</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3653" calcext:value-type="float">
            <text:p><text:s text:c="3"/>103,653</text:p>
          </table:table-cell>
          <table:table-cell table:style-name="ce37" office:value-type="float" office:value="263150" calcext:value-type="float">
            <text:p><text:s text:c="3"/>263,150</text:p>
          </table:table-cell>
          <table:table-cell table:style-name="ce37" office:value-type="float" office:value="126357" calcext:value-type="float">
            <text:p><text:s text:c="3"/>126,357</text:p>
          </table:table-cell>
          <table:table-cell table:style-name="ce37" office:value-type="float" office:value="136793" calcext:value-type="float">
            <text:p><text:s text:c="3"/>136,793</text:p>
          </table:table-cell>
          <table:table-cell table:style-name="ce54" office:value-type="float" office:value="92.37" calcext:value-type="float">
            <text:p>92.37</text:p>
          </table:table-cell>
          <table:table-cell table:style-name="ce54" office:value-type="float" office:value="4383.96" calcext:value-type="float">
            <text:p>4,383.96</text:p>
          </table:table-cell>
          <table:table-cell table:style-name="ce65"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7768" calcext:value-type="float">
            <text:p><text:s text:c="3"/>47,768</text:p>
          </table:table-cell>
          <table:table-cell table:style-name="ce36" office:value-type="float" office:value="157903" calcext:value-type="float">
            <text:p><text:s text:c="3"/>157,903</text:p>
          </table:table-cell>
          <table:table-cell table:style-name="ce36" office:value-type="float" office:value="79476" calcext:value-type="float">
            <text:p><text:s text:c="3"/>79,476</text:p>
          </table:table-cell>
          <table:table-cell table:style-name="ce36" office:value-type="float" office:value="78427" calcext:value-type="float">
            <text:p><text:s text:c="3"/>78,427</text:p>
          </table:table-cell>
          <table:table-cell table:style-name="ce53" office:value-type="float" office:value="101.34" calcext:value-type="float">
            <text:p>101.34</text:p>
          </table:table-cell>
          <table:table-cell table:style-name="ce53" office:value-type="float" office:value="875.02" calcext:value-type="float">
            <text:p>875.02</text:p>
          </table:table-cell>
          <table:table-cell table:style-name="ce64" office:value-type="float" office:value="3.31" calcext:value-type="float">
            <text:p>3.31</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030" calcext:value-type="float">
            <text:p><text:s text:c="3"/>44,030</text:p>
          </table:table-cell>
          <table:table-cell table:style-name="ce37" office:value-type="float" office:value="143903" calcext:value-type="float">
            <text:p><text:s text:c="3"/>143,903</text:p>
          </table:table-cell>
          <table:table-cell table:style-name="ce37" office:value-type="float" office:value="71402" calcext:value-type="float">
            <text:p><text:s text:c="3"/>71,402</text:p>
          </table:table-cell>
          <table:table-cell table:style-name="ce37" office:value-type="float" office:value="72501" calcext:value-type="float">
            <text:p><text:s text:c="3"/>72,501</text:p>
          </table:table-cell>
          <table:table-cell table:style-name="ce54" office:value-type="float" office:value="98.48" calcext:value-type="float">
            <text:p>98.48</text:p>
          </table:table-cell>
          <table:table-cell table:style-name="ce54" office:value-type="float" office:value="948.88" calcext:value-type="float">
            <text:p>948.88</text:p>
          </table:table-cell>
          <table:table-cell table:style-name="ce65" office:value-type="float" office:value="3.27" calcext:value-type="float">
            <text:p>3.27</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38" calcext:value-type="float">
            <text:p><text:s text:c="3"/>3,738</text:p>
          </table:table-cell>
          <table:table-cell table:style-name="ce37" office:value-type="float" office:value="14000" calcext:value-type="float">
            <text:p><text:s text:c="3"/>14,000</text:p>
          </table:table-cell>
          <table:table-cell table:style-name="ce37" office:value-type="float" office:value="8074" calcext:value-type="float">
            <text:p><text:s text:c="3"/>8,074</text:p>
          </table:table-cell>
          <table:table-cell table:style-name="ce37" office:value-type="float" office:value="5926" calcext:value-type="float">
            <text:p><text:s text:c="3"/>5,926</text:p>
          </table:table-cell>
          <table:table-cell table:style-name="ce54" office:value-type="float" office:value="136.25" calcext:value-type="float">
            <text:p>136.25</text:p>
          </table:table-cell>
          <table:table-cell table:style-name="ce54" office:value-type="float" office:value="486.11" calcext:value-type="float">
            <text:p>486.11</text:p>
          </table:table-cell>
          <table:table-cell table:style-name="ce65" office:value-type="float" office:value="3.75" calcext:value-type="float">
            <text:p>3.75</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